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</style:style>
    <style:style style:name="ce2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</style:style>
    <style:style style:name="ce3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</style:style>
    <style:style style:name="ce10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5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  <style:map style:condition="cell-content()=0" style:apply-style-name="ConditionalStyle_5f_29" style:base-cell-address="Planilha1.L1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0" style:apply-style-name="ConditionalStyle_5f_29" style:base-cell-address="Planilha1.L1"/>
    </style:style>
    <style:style style:name="ce12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4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5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/>
    </style:style>
    <style:style style:name="ce158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/>
    </style:style>
    <style:style style:name="ce159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</style:style>
    <style:style style:name="ce16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2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text-properties fo:color="#ffffff"/>
    </style:style>
    <style:style style:name="ce16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169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176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</style:style>
    <style:style style:name="ce184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9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194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6"/>
        <table:table-column table:style-name="co2" table:default-cell-style-name="ce14"/>
        <table:table-column table:style-name="co3" table:default-cell-style-name="ce27"/>
        <table:table-column table:style-name="co4" table:default-cell-style-name="ce6"/>
        <table:table-column table:style-name="co5" table:default-cell-style-name="ce6"/>
        <table:table-column table:style-name="co6" table:default-cell-style-name="ce13"/>
        <table:table-column table:style-name="co7" table:default-cell-style-name="ce107"/>
        <table:table-column table:style-name="co8" table:default-cell-style-name="ce6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121"/>
        <table:table-column table:style-name="co9" table:default-cell-style-name="ce31"/>
        <table:table-column table:style-name="co1" table:default-cell-style-name="ce6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157"/>
        <table:table-column table:style-name="co13" table:default-cell-style-name="ce157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2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1" office:value-type="string" calcext:value-type="string">
            <text:p>Nota</text:p>
          </table:table-cell>
          <table:table-cell table:style-name="ce105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09" office:value-type="string" office:string-value="Orçamento" calcext:value-type="string">
            <text:p><text:s/>Orçamento </text:p>
          </table:table-cell>
          <table:table-cell table:style-name="ce109" office:value-type="string" office:string-value="Receita" calcext:value-type="string">
            <text:p><text:s/>Receita </text:p>
          </table:table-cell>
          <table:table-cell table:style-name="ce115" office:value-type="string" office:string-value="Balança" calcext:value-type="string">
            <text:p><text:s/>Balança </text:p>
          </table:table-cell>
          <table:table-cell table:style-name="ce119" office:value-type="string" calcext:value-type="string">
            <text:p>Bin</text:p>
          </table:table-cell>
          <table:table-cell table:style-name="ce122" office:value-type="string" calcext:value-type="string">
            <text:p>Status</text:p>
          </table:table-cell>
          <table:table-cell table:style-name="ce3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158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159" office:value-type="string" calcext:value-type="string">
            <text:p>ID</text:p>
          </table:table-cell>
          <table:table-cell table:style-name="ce163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140" office:value-type="float" office:value="105" calcext:value-type="float">
            <text:p>105</text:p>
          </table:table-cell>
          <table:table-cell table:style-name="ce60"/>
          <table:table-cell table:style-name="ce6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3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2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office:value-type="string" calcext:value-type="string">
            <text:p>Lei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&quot;*&quot;&amp;[.$Q$15]&amp;&quot;*&quot;;[.$B:.$N];2;0)" office:value-type="float" office:value="1963" calcext:value-type="float">
            <text:p>1963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&quot;*&quot;&amp;[.$Q$15]&amp;&quot;*&quot;;[.$B:.$N];6;0)" office:value-type="time" office:time-value="PT01H19M00S" calcext:value-type="time">
            <text:p>01:19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5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146" table:formula="of:=VLOOKUP(&quot;*&quot;&amp;[.$Q$15]&amp;&quot;*&quot;;[.$B:.$N];13;0)" office:value-type="float" office:value="126" calcext:value-type="float">
            <text:p>126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148" office:value-type="string" calcext:value-type="string">
            <text:p>Marvel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COUNTIF([.H:.H];&quot;*&quot;&amp;[.$Q$24]&amp;&quot;*&quot;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148" table:formula="of:=COUNTIF([.M:.M];&quot;ASSISTIDO&quot;)" office:value-type="float" office:value="199" calcext:value-type="float">
            <text:p>199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148" table:formula="of:=COUNTIF([.M:.M];&quot;NÃO ASSISTIDO&quot;)" office:value-type="float" office:value="43" calcext:value-type="float">
            <text:p>43</text:p>
          </table:table-cell>
          <table:table-cell table:style-name="ce31"/>
          <table:table-cell table:style-name="ce161" office:value-type="string" calcext:value-type="string" table:number-columns-spanned="3" table:number-rows-spanned="1">
            <text:p>Total de Horas Assistidas:</text:p>
          </table:table-cell>
          <table:covered-table-cell table:style-name="ce164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MAX([.A:.A])" office:value-type="float" office:value="242" calcext:value-type="float">
            <text:p>242</text:p>
          </table:table-cell>
          <table:table-cell/>
          <table:table-cell table:style-name="ce162" table:number-columns-repeated="2"/>
          <table:table-cell table:style-name="ce73"/>
          <table:table-cell table:style-name="ce80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08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62" office:value-type="string" office:string-value="" calcext:value-type="error">
            <text:p>#NOME?</text:p>
          </table:table-cell>
          <table:table-cell table:style-name="ce190" office:value-type="string" office:string-value="" calcext:value-type="error">
            <text:p>#NOME?</text:p>
          </table:table-cell>
          <table:table-cell table:style-name="ce194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30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31" calcext:value-type="date">
            <text:p>31/01/25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1" calcext:value-type="float">
            <text:p>1</text:p>
          </table:table-cell>
          <table:table-cell table:style-name="ce29" table:formula="of:=IF(ISBLANK([.F1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6" calcext:value-type="date">
            <text:p>16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1" calcext:value-type="float">
            <text:p>1</text:p>
          </table:table-cell>
          <table:table-cell table:style-name="ce29" table:formula="of:=IF(ISBLANK([.F1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29" calcext:value-type="date">
            <text:p>29/01/25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1" calcext:value-type="float">
            <text:p>1</text:p>
          </table:table-cell>
          <table:table-cell table:style-name="ce29" table:formula="of:=IF(ISBLANK([.F1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2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1" calcext:value-type="float">
            <text:p>1</text:p>
          </table:table-cell>
          <table:table-cell table:style-name="ce29" table:formula="of:=IF(ISBLANK([.F1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2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4" calcext:value-type="float">
            <text:p>204</text:p>
          </table:table-cell>
          <table:table-cell table:style-name="ce17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0" calcext:value-type="float">
            <text:p>240</text:p>
          </table:table-cell>
          <table:table-cell office:value-type="string" calcext:value-type="string">
            <text:p>Homem de Ferro 2 Da Marvel Studi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1-28" calcext:value-type="date">
            <text:p>28/01/24</text:p>
          </table:table-cell>
          <table:table-cell office:value-type="float" office:value="6" calcext:value-type="float">
            <text:p>6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623933331" calcext:value-type="currency">
            <text:p>_-$623.933.331,00 _ </text:p>
          </table:table-cell>
          <table:table-cell table:style-name="ce23" table:formula="of:=IF(OR(ISBLANK([.J241]);ISBLANK([.I241]));&quot;DESCONHECIDO&quot;;[.J241]-[.I241])" office:value-type="currency" office:currency="USD" office:value="423933331" calcext:value-type="currency">
            <text:p>_-$423.933.331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1" calcext:value-type="float">
            <text:p>241</text:p>
          </table:table-cell>
          <table:table-cell office:value-type="string" calcext:value-type="string">
            <text:p>Nausicaã do Vale do Ven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2" calcext:value-type="date">
            <text:p>12/04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table:style-name="ce23" table:formula="of:=IF(OR(ISBLANK([.J242]);ISBLANK([.I242]));&quot;DESCONHECIDO&quot;;[.J242]-[.I242])" office:value-type="currency" office:currency="USD" office:value="13000000" calcext:value-type="currency">
            <text:p>_-$13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2" calcext:value-type="float">
            <text:p>242</text:p>
          </table:table-cell>
          <table:table-cell office:value-type="string" calcext:value-type="string">
            <text:p>Robô Selvagem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4-13" calcext:value-type="date">
            <text:p>13/04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8000000" calcext:value-type="currency">
            <text:p>_-$78.000.000,00 _ </text:p>
          </table:table-cell>
          <table:table-cell office:value-type="currency" office:currency="USD" office:value="324200000" calcext:value-type="currency">
            <text:p>_-$324.200.000,00 _ </text:p>
          </table:table-cell>
          <table:table-cell table:style-name="ce23" table:formula="of:=IF(OR(ISBLANK([.J243]);ISBLANK([.I243]));&quot;DESCONHECIDO&quot;;[.J243]-[.I243])" office:value-type="currency" office:currency="USD" office:value="246200000" calcext:value-type="currency">
            <text:p>_-$246.2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4" table:number-rows-repeated="19">
          <table:table-cell table:number-columns-repeated="12"/>
          <table:table-cell table:style-name="ce29"/>
          <table:table-cell table:number-columns-repeated="16371"/>
        </table:table-row>
        <table:table-row table:style-name="ro4" table:number-rows-repeated="1048313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lanilha1.K2:Planilha1.K243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  <calcext:conditional-format calcext:target-range-address="Planilha1.Q12:Planilha1.Q12">
            <calcext:condition calcext:apply-style-name="ConditionalStyle_26" calcext:value="=&quot;NÃO ASSISTIDO&quot;" calcext:base-cell-address="Planilha1.Q12"/>
            <calcext:condition calcext:apply-style-name="ConditionalStyle_25" calcext:value="=&quot;ASSISTIDO&quot;" calcext:base-cell-address="Planilha1.Q12"/>
          </calcext:conditional-format>
          <calcext:conditional-format calcext:target-range-address="Planilha1.Q20:Planilha1.Q21">
            <calcext:condition calcext:apply-style-name="ConditionalStyle_28" calcext:value="=&quot;NÃO ASSISTIDO&quot;" calcext:base-cell-address="Planilha1.Q20"/>
            <calcext:condition calcext:apply-style-name="ConditionalStyle_27" calcext:value="=&quot;ASSISTIDO&quot;" calcext:base-cell-address="Planilha1.Q20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 style:data-style-name="N2" text:time-value="20:55:41.6508432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5-31T20:58:29.723480928</dc:date>
    <meta:generator>LibreOffice/24.2.7.2$Linux_X86_64 LibreOffice_project/420$Build-2</meta:generator>
    <meta:editing-duration>PT13H1M18S</meta:editing-duration>
    <meta:editing-cycles>32</meta:editing-cycles>
    <meta:document-statistic meta:table-count="1" meta:cell-count="3722" meta:object-count="0"/>
    <meta:user-defined meta:name="AppVersion">16.0300</meta:user-defined>
  </office:meta>
</office:document-meta>
</file>